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7pt" svg:height="384.75pt" svg:x="585.35pt" svg:y="139.29pt">
            <loext:p draw:notify-on-update-of-ranges="Sheet1.M4:Sheet1.M7 Sheet1.K4:Sheet1.K4 Sheet1.K5:Sheet1.K7 Sheet1.L4:Sheet1.L4 Sheet1.L5:Sheet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47uH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ff (47uH)</text:p>
          </table:table-cell>
          <table:table-cell table:style-name="ce1" office:value-type="string" calcext:value-type="string">
            <text:p>Eff (94uH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table:formula="of:=[.A5]*[.B5]" office:value-type="float" office:value="0.204" calcext:value-type="float">
            <text:p>0.20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5]^2/[.E5]" office:value-type="float" office:value="0.0136125" calcext:value-type="float">
            <text:p>0.0136125</text:p>
          </table:table-cell>
          <table:table-cell table:formula="of:=[.F5]/[.C5]" office:value-type="float" office:value="0.0667279411764706" calcext:value-type="float">
            <text:p>0.066727941176471</text:p>
          </table:table-cell>
          <table:table-cell table:formula="of:=[.D5]/[.E5]" office:value-type="float" office:value="0.004125" calcext:value-type="float">
            <text:p>0.004125</text:p>
          </table:table-cell>
          <table:table-cell/>
          <table:table-cell office:value-type="string" calcext:value-type="string">
            <text:p>2V</text:p>
          </table:table-cell>
          <table:table-cell table:formula="of:=AVERAGE([.G5:.G9])" office:value-type="float" office:value="0.0686716993238553" calcext:value-type="float">
            <text:p>0.068671699323855</text:p>
          </table:table-cell>
          <table:table-cell table:formula="of:=AVERAGE([.G25:.G31])" office:value-type="float" office:value="0.242710193492143" calcext:value-type="float">
            <text:p>0.242710193492143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table:formula="of:=[.A6]*[.B6]" office:value-type="float" office:value="0.158" calcext:value-type="float">
            <text:p>0.15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]^2/[.E6]" office:value-type="float" office:value="0.01089" calcext:value-type="float">
            <text:p>0.01089</text:p>
          </table:table-cell>
          <table:table-cell table:formula="of:=[.F6]/[.C6]" office:value-type="float" office:value="0.0689240506329114" calcext:value-type="float">
            <text:p>0.068924050632911</text:p>
          </table:table-cell>
          <table:table-cell table:formula="of:=[.D6]/[.E6]" office:value-type="float" office:value="0.0033" calcext:value-type="float">
            <text:p>0.0033</text:p>
          </table:table-cell>
          <table:table-cell/>
          <table:table-cell office:value-type="string" calcext:value-type="string">
            <text:p>2.5V</text:p>
          </table:table-cell>
          <table:table-cell table:formula="of:=AVERAGE([.G10:.G14])" office:value-type="float" office:value="0.073935971415214" calcext:value-type="float">
            <text:p>0.073935971415214</text:p>
          </table:table-cell>
          <table:table-cell table:formula="of:=AVERAGE([.G31:.G36])" office:value-type="float" office:value="0.189867040472222" calcext:value-type="float">
            <text:p>0.1898670404722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table:formula="of:=[.A7]*[.B7]"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7]^2/[.E7]" office:value-type="float" office:value="0.00726" calcext:value-type="float">
            <text:p>0.00726</text:p>
          </table:table-cell>
          <table:table-cell table:formula="of:=[.F7]/[.C7]" office:value-type="float" office:value="0.0615254237288135" calcext:value-type="float">
            <text:p>0.061525423728814</text:p>
          </table:table-cell>
          <table:table-cell table:formula="of:=[.D7]/[.E7]" office:value-type="float" office:value="0.0022" calcext:value-type="float">
            <text:p>0.0022</text:p>
          </table:table-cell>
          <table:table-cell/>
          <table:table-cell office:value-type="string" calcext:value-type="string">
            <text:p>3V</text:p>
          </table:table-cell>
          <table:table-cell table:formula="of:=AVERAGE([.G15:.G19])" office:value-type="float" office:value="0.386949867073248" calcext:value-type="float">
            <text:p>0.386949867073248</text:p>
          </table:table-cell>
          <table:table-cell table:formula="of:=AVERAGE([.G37:.G42])" office:value-type="float" office:value="0.17797764924411" calcext:value-type="float">
            <text:p>0.17797764924411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table:formula="of:=[.A8]*[.B8]" office:value-type="float" office:value="0.075" calcext:value-type="float">
            <text:p>0.0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8]^2/[.E8]" office:value-type="float" office:value="0.005445" calcext:value-type="float">
            <text:p>0.005445</text:p>
          </table:table-cell>
          <table:table-cell table:formula="of:=[.F8]/[.C8]" office:value-type="float" office:value="0.0726" calcext:value-type="float">
            <text:p>0.0726</text:p>
          </table:table-cell>
          <table:table-cell table:formula="of:=[.D8]/[.E8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5" calcext:value-type="float">
            <text:p>0.0185</text:p>
          </table:table-cell>
          <table:table-cell table:formula="of:=[.A9]*[.B9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9]^2/[.E9]" office:value-type="float" office:value="0.0027225" calcext:value-type="float">
            <text:p>0.0027225</text:p>
          </table:table-cell>
          <table:table-cell table:formula="of:=[.F9]/[.C9]" office:value-type="float" office:value="0.0735810810810811" calcext:value-type="float">
            <text:p>0.073581081081081</text:p>
          </table:table-cell>
          <table:table-cell table:formula="of:=[.D9]/[.E9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3" calcext:value-type="float">
            <text:p>0.093</text:p>
          </table:table-cell>
          <table:table-cell table:formula="of:=[.A10]*[.B10]" office:value-type="float" office:value="0.2325" calcext:value-type="float">
            <text:p>0.2325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0]^2/[.E10]" office:value-type="float" office:value="0.0136125" calcext:value-type="float">
            <text:p>0.0136125</text:p>
          </table:table-cell>
          <table:table-cell table:formula="of:=[.F10]/[.C10]" office:value-type="float" office:value="0.0585483870967742" calcext:value-type="float">
            <text:p>0.058548387096774</text:p>
          </table:table-cell>
          <table:table-cell table:formula="of:=[.D10]/[.E10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table:formula="of:=[.A11]*[.B11]" office:value-type="float" office:value="0.175" calcext:value-type="float">
            <text:p>0.1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1]^2/[.E11]" office:value-type="float" office:value="0.01089" calcext:value-type="float">
            <text:p>0.01089</text:p>
          </table:table-cell>
          <table:table-cell table:formula="of:=[.F11]/[.C11]" office:value-type="float" office:value="0.0622285714285714" calcext:value-type="float">
            <text:p>0.062228571428572</text:p>
          </table:table-cell>
          <table:table-cell table:formula="of:=[.D11]/[.E11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5" calcext:value-type="float">
            <text:p>0.045</text:p>
          </table:table-cell>
          <table:table-cell table:formula="of:=[.A12]*[.B12]" office:value-type="float" office:value="0.1125" calcext:value-type="float">
            <text:p>0.1125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2]^2/[.E12]" office:value-type="float" office:value="0.00726" calcext:value-type="float">
            <text:p>0.00726</text:p>
          </table:table-cell>
          <table:table-cell table:formula="of:=[.F12]/[.C12]" office:value-type="float" office:value="0.0645333333333333" calcext:value-type="float">
            <text:p>0.064533333333333</text:p>
          </table:table-cell>
          <table:table-cell table:formula="of:=[.D12]/[.E12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3" calcext:value-type="float">
            <text:p>0.033</text:p>
          </table:table-cell>
          <table:table-cell table:formula="of:=[.A13]*[.B13]" office:value-type="float" office:value="0.0825" calcext:value-type="float">
            <text:p>0.082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3]^2/[.E13]" office:value-type="float" office:value="0.005445" calcext:value-type="float">
            <text:p>0.005445</text:p>
          </table:table-cell>
          <table:table-cell table:formula="of:=[.F13]/[.C13]" office:value-type="float" office:value="0.066" calcext:value-type="float">
            <text:p>0.066</text:p>
          </table:table-cell>
          <table:table-cell table:formula="of:=[.D13]/[.E13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92" calcext:value-type="float">
            <text:p>0.0092</text:p>
          </table:table-cell>
          <table:table-cell table:formula="of:=[.A14]*[.B14]" office:value-type="float" office:value="0.023" calcext:value-type="float">
            <text:p>0.023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4]^2/[.E14]" office:value-type="float" office:value="0.0027225" calcext:value-type="float">
            <text:p>0.0027225</text:p>
          </table:table-cell>
          <table:table-cell table:formula="of:=[.F14]/[.C14]" office:value-type="float" office:value="0.118369565217391" calcext:value-type="float">
            <text:p>0.118369565217391</text:p>
          </table:table-cell>
          <table:table-cell table:formula="of:=[.D14]/[.E14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.0114</text:p>
          </table:table-cell>
          <table:table-cell table:formula="of:=[.A15]*[.B15]" office:value-type="float" office:value="0.0342" calcext:value-type="float">
            <text:p>0.034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5]^2/[.E15]" office:value-type="float" office:value="0.0136125" calcext:value-type="float">
            <text:p>0.0136125</text:p>
          </table:table-cell>
          <table:table-cell table:formula="of:=[.F15]/[.C15]" office:value-type="float" office:value="0.398026315789474" calcext:value-type="float">
            <text:p>0.398026315789474</text:p>
          </table:table-cell>
          <table:table-cell table:formula="of:=[.D15]/[.E15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  <table:table-cell table:formula="of:=[.A16]*[.B16]" office:value-type="float" office:value="0.027" calcext:value-type="float">
            <text:p>0.02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6]^2/[.E16]" office:value-type="float" office:value="0.01089" calcext:value-type="float">
            <text:p>0.01089</text:p>
          </table:table-cell>
          <table:table-cell table:formula="of:=[.F16]/[.C16]" office:value-type="float" office:value="0.403333333333333" calcext:value-type="float">
            <text:p>0.403333333333333</text:p>
          </table:table-cell>
          <table:table-cell table:formula="of:=[.D16]/[.E16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formula="of:=[.A17]*[.B17]" office:value-type="float" office:value="0.018" calcext:value-type="float">
            <text:p>0.0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7]^2/[.E17]" office:value-type="float" office:value="0.00726" calcext:value-type="float">
            <text:p>0.00726</text:p>
          </table:table-cell>
          <table:table-cell table:formula="of:=[.F17]/[.C17]" office:value-type="float" office:value="0.403333333333333" calcext:value-type="float">
            <text:p>0.403333333333333</text:p>
          </table:table-cell>
          <table:table-cell table:formula="of:=[.D17]/[.E17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51" calcext:value-type="float">
            <text:p>0.00451</text:p>
          </table:table-cell>
          <table:table-cell table:formula="of:=[.A18]*[.B18]" office:value-type="float" office:value="0.01353" calcext:value-type="float">
            <text:p>0.01353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8]^2/[.E18]" office:value-type="float" office:value="0.005445" calcext:value-type="float">
            <text:p>0.005445</text:p>
          </table:table-cell>
          <table:table-cell table:formula="of:=[.F18]/[.C18]" office:value-type="float" office:value="0.402439024390244" calcext:value-type="float">
            <text:p>0.402439024390244</text:p>
          </table:table-cell>
          <table:table-cell table:formula="of:=[.D18]/[.E18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7" calcext:value-type="float">
            <text:p>0.00277</text:p>
          </table:table-cell>
          <table:table-cell table:formula="of:=[.A19]*[.B19]" office:value-type="float" office:value="0.00831" calcext:value-type="float">
            <text:p>0.00831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9]^2/[.E19]" office:value-type="float" office:value="0.0027225" calcext:value-type="float">
            <text:p>0.0027225</text:p>
          </table:table-cell>
          <table:table-cell table:formula="of:=[.F19]/[.C19]" office:value-type="float" office:value="0.327617328519855" calcext:value-type="float">
            <text:p>0.327617328519855</text:p>
          </table:table-cell>
          <table:table-cell table:formula="of:=[.D19]/[.E19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94uH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formula="of:=[.A25]*[.B25]" office:value-type="float" office:value="0.114" calcext:value-type="float">
            <text:p>0.11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25]^2/[.E25]" office:value-type="float" office:value="0.027225" calcext:value-type="float">
            <text:p>0.027225</text:p>
          </table:table-cell>
          <table:table-cell table:formula="of:=[.F25]/[.C25]" office:value-type="float" office:value="0.238815789473684" calcext:value-type="float">
            <text:p>0.238815789473684</text:p>
          </table:table-cell>
          <table:table-cell table:formula="of:=[.D25]/[.E25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.0267</text:p>
          </table:table-cell>
          <table:table-cell table:formula="of:=[.A26]*[.B26]" office:value-type="float" office:value="0.0534" calcext:value-type="float">
            <text:p>0.053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26]^2/[.E26]" office:value-type="float" office:value="0.0136125" calcext:value-type="float">
            <text:p>0.0136125</text:p>
          </table:table-cell>
          <table:table-cell table:formula="of:=[.F26]/[.C26]" office:value-type="float" office:value="0.254915730337079" calcext:value-type="float">
            <text:p>0.254915730337079</text:p>
          </table:table-cell>
          <table:table-cell table:formula="of:=[.D26]/[.E26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2" calcext:value-type="float">
            <text:p>0.0212</text:p>
          </table:table-cell>
          <table:table-cell table:formula="of:=[.A27]*[.B27]" office:value-type="float" office:value="0.0424" calcext:value-type="float">
            <text:p>0.042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27]^2/[.E27]" office:value-type="float" office:value="0.01089" calcext:value-type="float">
            <text:p>0.01089</text:p>
          </table:table-cell>
          <table:table-cell table:formula="of:=[.F27]/[.C27]" office:value-type="float" office:value="0.256839622641509" calcext:value-type="float">
            <text:p>0.256839622641509</text:p>
          </table:table-cell>
          <table:table-cell table:formula="of:=[.D27]/[.E27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97" calcext:value-type="float">
            <text:p>0.01397</text:p>
          </table:table-cell>
          <table:table-cell table:formula="of:=[.A28]*[.B28]" office:value-type="float" office:value="0.02794" calcext:value-type="float">
            <text:p>0.02794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28]^2/[.E28]" office:value-type="float" office:value="0.00726" calcext:value-type="float">
            <text:p>0.00726</text:p>
          </table:table-cell>
          <table:table-cell table:formula="of:=[.F28]/[.C28]" office:value-type="float" office:value="0.259842519685039" calcext:value-type="float">
            <text:p>0.259842519685039</text:p>
          </table:table-cell>
          <table:table-cell table:formula="of:=[.D28]/[.E28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" calcext:value-type="float">
            <text:p>0.0104</text:p>
          </table:table-cell>
          <table:table-cell table:formula="of:=[.A29]*[.B29]" office:value-type="float" office:value="0.0208" calcext:value-type="float">
            <text:p>0.0208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29]^2/[.E29]" office:value-type="float" office:value="0.005445" calcext:value-type="float">
            <text:p>0.005445</text:p>
          </table:table-cell>
          <table:table-cell table:formula="of:=[.F29]/[.C29]" office:value-type="float" office:value="0.261778846153846" calcext:value-type="float">
            <text:p>0.261778846153846</text:p>
          </table:table-cell>
          <table:table-cell table:formula="of:=[.D29]/[.E29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table:formula="of:=[.A30]*[.B30]" office:value-type="float" office:value="0.0104" calcext:value-type="float">
            <text:p>0.0104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0]^2/[.E30]" office:value-type="float" office:value="0.0027225" calcext:value-type="float">
            <text:p>0.0027225</text:p>
          </table:table-cell>
          <table:table-cell table:formula="of:=[.F30]/[.C30]" office:value-type="float" office:value="0.261778846153846" calcext:value-type="float">
            <text:p>0.261778846153846</text:p>
          </table:table-cell>
          <table:table-cell table:formula="of:=[.D30]/[.E30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66" calcext:value-type="float">
            <text:p>0.066</text:p>
          </table:table-cell>
          <table:table-cell table:formula="of:=[.A31]*[.B31]" office:value-type="float" office:value="0.165" calcext:value-type="float">
            <text:p>0.165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1]^2/[.E31]" office:value-type="float" office:value="0.027225" calcext:value-type="float">
            <text:p>0.027225</text:p>
          </table:table-cell>
          <table:table-cell table:formula="of:=[.F31]/[.C31]" office:value-type="float" office:value="0.165" calcext:value-type="float">
            <text:p>0.165</text:p>
          </table:table-cell>
          <table:table-cell table:formula="of:=[.D31]/[.E31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88" calcext:value-type="float">
            <text:p>0.0288</text:p>
          </table:table-cell>
          <table:table-cell table:formula="of:=[.A32]*[.B32]" office:value-type="float" office:value="0.072" calcext:value-type="float">
            <text:p>0.07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2]^2/[.E32]" office:value-type="float" office:value="0.0136125" calcext:value-type="float">
            <text:p>0.0136125</text:p>
          </table:table-cell>
          <table:table-cell table:formula="of:=[.F32]/[.C32]" office:value-type="float" office:value="0.1890625" calcext:value-type="float">
            <text:p>0.1890625</text:p>
          </table:table-cell>
          <table:table-cell table:formula="of:=[.D32]/[.E32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6" calcext:value-type="float">
            <text:p>0.0226</text:p>
          </table:table-cell>
          <table:table-cell table:formula="of:=[.A33]*[.B33]" office:value-type="float" office:value="0.0565" calcext:value-type="float">
            <text:p>0.056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3]^2/[.E33]" office:value-type="float" office:value="0.01089" calcext:value-type="float">
            <text:p>0.01089</text:p>
          </table:table-cell>
          <table:table-cell table:formula="of:=[.F33]/[.C33]" office:value-type="float" office:value="0.192743362831858" calcext:value-type="float">
            <text:p>0.192743362831858</text:p>
          </table:table-cell>
          <table:table-cell table:formula="of:=[.D33]/[.E33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48" calcext:value-type="float">
            <text:p>0.0148</text:p>
          </table:table-cell>
          <table:table-cell table:formula="of:=[.A34]*[.B34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34]^2/[.E34]" office:value-type="float" office:value="0.00726" calcext:value-type="float">
            <text:p>0.00726</text:p>
          </table:table-cell>
          <table:table-cell table:formula="of:=[.F34]/[.C34]" office:value-type="float" office:value="0.196216216216216" calcext:value-type="float">
            <text:p>0.196216216216216</text:p>
          </table:table-cell>
          <table:table-cell table:formula="of:=[.D34]/[.E34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099" calcext:value-type="float">
            <text:p>0.01099</text:p>
          </table:table-cell>
          <table:table-cell table:formula="of:=[.A35]*[.B35]" office:value-type="float" office:value="0.027475" calcext:value-type="float">
            <text:p>0.0274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35]^2/[.E35]" office:value-type="float" office:value="0.005445" calcext:value-type="float">
            <text:p>0.005445</text:p>
          </table:table-cell>
          <table:table-cell table:formula="of:=[.F35]/[.C35]" office:value-type="float" office:value="0.198180163785259" calcext:value-type="float">
            <text:p>0.198180163785259</text:p>
          </table:table-cell>
          <table:table-cell table:formula="of:=[.D35]/[.E35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5" calcext:value-type="float">
            <text:p>0.0055</text:p>
          </table:table-cell>
          <table:table-cell table:formula="of:=[.A36]*[.B36]" office:value-type="float" office:value="0.01375" calcext:value-type="float">
            <text:p>0.01375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6]^2/[.E36]" office:value-type="float" office:value="0.0027225" calcext:value-type="float">
            <text:p>0.0027225</text:p>
          </table:table-cell>
          <table:table-cell table:formula="of:=[.F36]/[.C36]" office:value-type="float" office:value="0.198" calcext:value-type="float">
            <text:p>0.198</text:p>
          </table:table-cell>
          <table:table-cell table:formula="of:=[.D36]/[.E36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table:formula="of:=[.A37]*[.B37]" office:value-type="float" office:value="0.174" calcext:value-type="float">
            <text:p>0.17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7]^2/[.E37]" office:value-type="float" office:value="0.027225" calcext:value-type="float">
            <text:p>0.027225</text:p>
          </table:table-cell>
          <table:table-cell table:formula="of:=[.F37]/[.C37]" office:value-type="float" office:value="0.156465517241379" calcext:value-type="float">
            <text:p>0.156465517241379</text:p>
          </table:table-cell>
          <table:table-cell table:formula="of:=[.D37]/[.E37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7" calcext:value-type="float">
            <text:p>0.0257</text:p>
          </table:table-cell>
          <table:table-cell table:formula="of:=[.A38]*[.B38]" office:value-type="float" office:value="0.0771" calcext:value-type="float">
            <text:p>0.0771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8]^2/[.E38]" office:value-type="float" office:value="0.0136125" calcext:value-type="float">
            <text:p>0.0136125</text:p>
          </table:table-cell>
          <table:table-cell table:formula="of:=[.F38]/[.C38]" office:value-type="float" office:value="0.176556420233463" calcext:value-type="float">
            <text:p>0.176556420233463</text:p>
          </table:table-cell>
          <table:table-cell table:formula="of:=[.D38]/[.E38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2" calcext:value-type="float">
            <text:p>0.0202</text:p>
          </table:table-cell>
          <table:table-cell table:formula="of:=[.A39]*[.B39]" office:value-type="float" office:value="0.0606" calcext:value-type="float">
            <text:p>0.060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9]^2/[.E39]" office:value-type="float" office:value="0.01089" calcext:value-type="float">
            <text:p>0.01089</text:p>
          </table:table-cell>
          <table:table-cell table:formula="of:=[.F39]/[.C39]" office:value-type="float" office:value="0.17970297029703" calcext:value-type="float">
            <text:p>0.17970297029703</text:p>
          </table:table-cell>
          <table:table-cell table:formula="of:=[.D39]/[.E3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1" calcext:value-type="float">
            <text:p>0.0131</text:p>
          </table:table-cell>
          <table:table-cell table:formula="of:=[.A40]*[.B40]" office:value-type="float" office:value="0.0393" calcext:value-type="float">
            <text:p>0.0393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40]^2/[.E40]" office:value-type="float" office:value="0.00726" calcext:value-type="float">
            <text:p>0.00726</text:p>
          </table:table-cell>
          <table:table-cell table:formula="of:=[.F40]/[.C40]" office:value-type="float" office:value="0.184732824427481" calcext:value-type="float">
            <text:p>0.184732824427481</text:p>
          </table:table-cell>
          <table:table-cell table:formula="of:=[.D40]/[.E40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 table:formula="of:=[.A41]*[.B41]" office:value-type="float" office:value="0.0294" calcext:value-type="float">
            <text:p>0.0294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41]^2/[.E41]" office:value-type="float" office:value="0.005445" calcext:value-type="float">
            <text:p>0.005445</text:p>
          </table:table-cell>
          <table:table-cell table:formula="of:=[.F41]/[.C41]" office:value-type="float" office:value="0.185204081632653" calcext:value-type="float">
            <text:p>0.185204081632653</text:p>
          </table:table-cell>
          <table:table-cell table:formula="of:=[.D41]/[.E41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9" calcext:value-type="float">
            <text:p>0.0049</text:p>
          </table:table-cell>
          <table:table-cell table:formula="of:=[.A42]*[.B42]" office:value-type="float" office:value="0.0147" calcext:value-type="float">
            <text:p>0.014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42]^2/[.E42]" office:value-type="float" office:value="0.0027225" calcext:value-type="float">
            <text:p>0.0027225</text:p>
          </table:table-cell>
          <table:table-cell table:formula="of:=[.F42]/[.C42]" office:value-type="float" office:value="0.185204081632653" calcext:value-type="float">
            <text:p>0.185204081632653</text:p>
          </table:table-cell>
          <table:table-cell table:formula="of:=[.D42]/[.E42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141uH</text:p>
          </table:table-cell>
          <table:table-cell office:value-type="string" calcext:value-type="string">
            <text:p>(Doesn’t make much difference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5" calcext:value-type="float">
            <text:p>0.0215</text:p>
          </table:table-cell>
          <table:table-cell table:formula="of:=[.A47]*[.B47]" office:value-type="float" office:value="0.043" calcext:value-type="float">
            <text:p>0.043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7]^2/[.E47]" office:value-type="float" office:value="0.01089" calcext:value-type="float">
            <text:p>0.01089</text:p>
          </table:table-cell>
          <table:table-cell table:formula="of:=[.F47]/[.C47]" office:value-type="float" office:value="0.253255813953488" calcext:value-type="float">
            <text:p>0.253255813953488</text:p>
          </table:table-cell>
          <table:table-cell table:formula="of:=[.D47]/[.E47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2" calcext:value-type="float">
            <text:p>0.0222</text:p>
          </table:table-cell>
          <table:table-cell table:formula="of:=[.A48]*[.B48]" office:value-type="float" office:value="0.0555" calcext:value-type="float">
            <text:p>0.055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8]^2/[.E48]" office:value-type="float" office:value="0.01089" calcext:value-type="float">
            <text:p>0.01089</text:p>
          </table:table-cell>
          <table:table-cell table:formula="of:=[.F48]/[.C48]" office:value-type="float" office:value="0.196216216216216" calcext:value-type="float">
            <text:p>0.196216216216216</text:p>
          </table:table-cell>
          <table:table-cell table:formula="of:=[.D48]/[.E48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3" calcext:value-type="float">
            <text:p>0.0193</text:p>
          </table:table-cell>
          <table:table-cell table:formula="of:=[.A49]*[.B49]" office:value-type="float" office:value="0.0579" calcext:value-type="float">
            <text:p>0.0579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9]^2/[.E49]" office:value-type="float" office:value="0.01089" calcext:value-type="float">
            <text:p>0.01089</text:p>
          </table:table-cell>
          <table:table-cell table:formula="of:=[.F49]/[.C49]" office:value-type="float" office:value="0.188082901554404" calcext:value-type="float">
            <text:p>0.188082901554404</text:p>
          </table:table-cell>
          <table:table-cell table:formula="of:=[.D49]/[.E4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15uH (Big TH inductor)</text:p>
          </table:table-cell>
          <table:table-cell table:number-columns-repeated="8"/>
          <table:table-cell table:style-name="ce1" office:value-type="string" calcext:value-type="string">
            <text:p>L=15uH (Even bigger (!) TH inductor)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21" calcext:value-type="float">
            <text:p>0.00921</text:p>
          </table:table-cell>
          <table:table-cell table:formula="of:=[.A53]*[.B53]" office:value-type="float" office:value="0.01842" calcext:value-type="float">
            <text:p>0.0184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3]^2/[.E53]" office:value-type="float" office:value="0.01089" calcext:value-type="float">
            <text:p>0.01089</text:p>
          </table:table-cell>
          <table:table-cell table:formula="of:=[.F53]/[.C53]" office:value-type="float" office:value="0.591205211726384" calcext:value-type="float">
            <text:p>0.591205211726384</text:p>
          </table:table-cell>
          <table:table-cell table:formula="of:=[.D53]/[.E53]" office:value-type="float" office:value="0.0033" calcext:value-type="float">
            <text:p>0.0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899" calcext:value-type="float">
            <text:p>0.00899</text:p>
          </table:table-cell>
          <table:table-cell table:formula="of:=[.J53]*[.K53]" office:value-type="float" office:value="0.01798" calcext:value-type="float">
            <text:p>0.0179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3]^2/[.N53]" office:value-type="float" office:value="0.01089" calcext:value-type="float">
            <text:p>0.01089</text:p>
          </table:table-cell>
          <table:table-cell table:formula="of:=[.O53]/[.L53]" office:value-type="float" office:value="0.605672969966629" calcext:value-type="float">
            <text:p>0.605672969966629</text:p>
          </table:table-cell>
          <table:table-cell table:formula="of:=[.M53]/[.N53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651" calcext:value-type="float">
            <text:p>0.00651</text:p>
          </table:table-cell>
          <table:table-cell table:formula="of:=[.A54]*[.B54]" office:value-type="float" office:value="0.016275" calcext:value-type="float">
            <text:p>0.0162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4]^2/[.E54]" office:value-type="float" office:value="0.01089" calcext:value-type="float">
            <text:p>0.01089</text:p>
          </table:table-cell>
          <table:table-cell table:formula="of:=[.F54]/[.C54]" office:value-type="float" office:value="0.669124423963134" calcext:value-type="float">
            <text:p>0.669124423963134</text:p>
          </table:table-cell>
          <table:table-cell table:formula="of:=[.D54]/[.E54]" office:value-type="float" office:value="0.0033" calcext:value-type="float">
            <text:p>0.00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6455" calcext:value-type="float">
            <text:p>0.006455</text:p>
          </table:table-cell>
          <table:table-cell table:formula="of:=[.J54]*[.K54]" office:value-type="float" office:value="0.0161375" calcext:value-type="float">
            <text:p>0.01613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4]^2/[.N54]" office:value-type="float" office:value="0.01089" calcext:value-type="float">
            <text:p>0.01089</text:p>
          </table:table-cell>
          <table:table-cell table:formula="of:=[.O54]/[.L54]" office:value-type="float" office:value="0.674825716498838" calcext:value-type="float">
            <text:p>0.674825716498838</text:p>
          </table:table-cell>
          <table:table-cell table:formula="of:=[.M54]/[.N54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089" calcext:value-type="float">
            <text:p>0.005089</text:p>
          </table:table-cell>
          <table:table-cell table:formula="of:=[.A55]*[.B55]" office:value-type="float" office:value="0.015267" calcext:value-type="float">
            <text:p>0.01526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5]^2/[.E55]" office:value-type="float" office:value="0.01089" calcext:value-type="float">
            <text:p>0.01089</text:p>
          </table:table-cell>
          <table:table-cell table:formula="of:=[.F55]/[.C55]" office:value-type="float" office:value="0.713303202986834" calcext:value-type="float">
            <text:p>0.713303202986834</text:p>
          </table:table-cell>
          <table:table-cell table:formula="of:=[.D55]/[.E55]" office:value-type="float" office:value="0.0033" calcext:value-type="float">
            <text:p>0.0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26" calcext:value-type="float">
            <text:p>0.004926</text:p>
          </table:table-cell>
          <table:table-cell table:formula="of:=[.J55]*[.K55]" office:value-type="float" office:value="0.014778" calcext:value-type="float">
            <text:p>0.01477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5]^2/[.N55]" office:value-type="float" office:value="0.01089" calcext:value-type="float">
            <text:p>0.01089</text:p>
          </table:table-cell>
          <table:table-cell table:formula="of:=[.O55]/[.L55]" office:value-type="float" office:value="0.736906211936662" calcext:value-type="float">
            <text:p>0.736906211936662</text:p>
          </table:table-cell>
          <table:table-cell table:formula="of:=[.M55]/[.N55]" office:value-type="float" office:value="0.0033" calcext:value-type="float">
            <text:p>0.00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30uH (2x Big TH inductor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323" calcext:value-type="float">
            <text:p>0.007323</text:p>
          </table:table-cell>
          <table:table-cell table:formula="of:=[.A59]*[.B59]" office:value-type="float" office:value="0.014646" calcext:value-type="float">
            <text:p>0.01464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9]^2/[.E59]" office:value-type="float" office:value="0.01089" calcext:value-type="float">
            <text:p>0.01089</text:p>
          </table:table-cell>
          <table:table-cell table:formula="of:=[.F59]/[.C59]" office:value-type="float" office:value="0.743547726341663" calcext:value-type="float">
            <text:p>0.743547726341663</text:p>
          </table:table-cell>
          <table:table-cell table:formula="of:=[.D59]/[.E5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925" calcext:value-type="float">
            <text:p>0.005925</text:p>
          </table:table-cell>
          <table:table-cell table:formula="of:=[.A60]*[.B60]" office:value-type="float" office:value="0.0148125" calcext:value-type="float">
            <text:p>0.014812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0]^2/[.E60]" office:value-type="float" office:value="0.01089" calcext:value-type="float">
            <text:p>0.01089</text:p>
          </table:table-cell>
          <table:table-cell table:formula="of:=[.F60]/[.C60]" office:value-type="float" office:value="0.735189873417721" calcext:value-type="float">
            <text:p>0.735189873417721</text:p>
          </table:table-cell>
          <table:table-cell table:formula="of:=[.D60]/[.E60]" office:value-type="float" office:value="0.0033" calcext:value-type="float">
            <text:p>0.0033</text:p>
          </table:table-cell>
          <table:table-cell/>
          <table:table-cell table:style-name="ce1" office:value-type="string" calcext:value-type="string">
            <text:p>L=45uH (3x Big TH inductor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formula="of:=[.A61]*[.B61]" office:value-type="float" office:value="0.015" calcext:value-type="float">
            <text:p>0.01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1]^2/[.E61]" office:value-type="float" office:value="0.01089" calcext:value-type="float">
            <text:p>0.01089</text:p>
          </table:table-cell>
          <table:table-cell table:formula="of:=[.F61]/[.C61]" office:value-type="float" office:value="0.726" calcext:value-type="float">
            <text:p>0.726</text:p>
          </table:table-cell>
          <table:table-cell table:formula="of:=[.D61]/[.E61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656" calcext:value-type="float">
            <text:p>0.00656</text:p>
          </table:table-cell>
          <table:table-cell table:formula="of:=[.J62]*[.K62]" office:value-type="float" office:value="0.01312" calcext:value-type="float">
            <text:p>0.0131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2]^2/[.N62]" office:value-type="float" office:value="0.01089" calcext:value-type="float">
            <text:p>0.01089</text:p>
          </table:table-cell>
          <table:table-cell table:formula="of:=[.O62]/[.L62]" office:value-type="float" office:value="0.830030487804878" calcext:value-type="float">
            <text:p>0.830030487804878</text:p>
          </table:table-cell>
          <table:table-cell table:formula="of:=[.M62]/[.N62]" office:value-type="float" office:value="0.0033" calcext:value-type="float">
            <text:p>0.0033</text:p>
          </table:table-cell>
        </table:table-row>
        <table:table-row table:style-name="ro1">
          <table:table-cell table:style-name="ce1" office:value-type="string" calcext:value-type="string">
            <text:p>L=3.3uH (1x big SMD inductor)</text:p>
          </table:table-cell>
          <table:table-cell table:number-columns-repeated="2"/>
          <table:table-cell office:value-type="string" calcext:value-type="string">
            <text:p>OVERCURRENT!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0.005388" calcext:value-type="float">
            <text:p>0.005388</text:p>
          </table:table-cell>
          <table:table-cell table:formula="of:=[.J63]*[.K63]" office:value-type="float" office:value="0.01347" calcext:value-type="float">
            <text:p>0.0134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3]^2/[.N63]" office:value-type="float" office:value="0.01089" calcext:value-type="float">
            <text:p>0.01089</text:p>
          </table:table-cell>
          <table:table-cell table:formula="of:=[.O63]/[.L63]" office:value-type="float" office:value="0.808463251670379" calcext:value-type="float">
            <text:p>0.808463251670379</text:p>
          </table:table-cell>
          <table:table-cell table:formula="of:=[.M63]/[.N63]" office:value-type="float" office:value="0.0033" calcext:value-type="float">
            <text:p>0.0033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0454" calcext:value-type="float">
            <text:p>0.00454</text:p>
          </table:table-cell>
          <table:table-cell table:formula="of:=[.J64]*[.K64]" office:value-type="float" office:value="0.01362" calcext:value-type="float">
            <text:p>0.0136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4]^2/[.N64]" office:value-type="float" office:value="0.01089" calcext:value-type="float">
            <text:p>0.01089</text:p>
          </table:table-cell>
          <table:table-cell table:formula="of:=[.O64]/[.L64]" office:value-type="float" office:value="0.799559471365639" calcext:value-type="float">
            <text:p>0.799559471365639</text:p>
          </table:table-cell>
          <table:table-cell table:formula="of:=[.M64]/[.N64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632" calcext:value-type="float">
            <text:p>0.007632</text:p>
          </table:table-cell>
          <table:table-cell table:formula="of:=[.A65]*[.B65]" office:value-type="float" office:value="0.015264" calcext:value-type="float">
            <text:p>0.01526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5]^2/[.E65]" office:value-type="float" office:value="0.01089" calcext:value-type="float">
            <text:p>0.01089</text:p>
          </table:table-cell>
          <table:table-cell table:formula="of:=[.F65]/[.C65]" office:value-type="float" office:value="0.713443396226415" calcext:value-type="float">
            <text:p>0.713443396226415</text:p>
          </table:table-cell>
          <table:table-cell table:formula="of:=[.D65]/[.E65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6167" calcext:value-type="float">
            <text:p>0.006167</text:p>
          </table:table-cell>
          <table:table-cell table:formula="of:=[.A66]*[.B66]" office:value-type="float" office:value="0.0154175" calcext:value-type="float">
            <text:p>0.01541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6]^2/[.E66]" office:value-type="float" office:value="0.01089" calcext:value-type="float">
            <text:p>0.01089</text:p>
          </table:table-cell>
          <table:table-cell table:formula="of:=[.F66]/[.C66]" office:value-type="float" office:value="0.706340197827144" calcext:value-type="float">
            <text:p>0.706340197827144</text:p>
          </table:table-cell>
          <table:table-cell table:formula="of:=[.D66]/[.E66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128" calcext:value-type="float">
            <text:p>0.005128</text:p>
          </table:table-cell>
          <table:table-cell table:formula="of:=[.A67]*[.B67]" office:value-type="float" office:value="0.015384" calcext:value-type="float">
            <text:p>0.01538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7]^2/[.E67]" office:value-type="float" office:value="0.01089" calcext:value-type="float">
            <text:p>0.01089</text:p>
          </table:table-cell>
          <table:table-cell table:formula="of:=[.F67]/[.C67]" office:value-type="float" office:value="0.707878315132605" calcext:value-type="float">
            <text:p>0.707878315132605</text:p>
          </table:table-cell>
          <table:table-cell table:formula="of:=[.D67]/[.E67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47uH (1x LQH32MN470J23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A71]*[.B71]"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71]^2/[.E71]" office:value-type="float" office:value="0.01089" calcext:value-type="float">
            <text:p>0.01089</text:p>
          </table:table-cell>
          <table:table-cell table:formula="of:=[.F71]/[.C71]" office:value-type="float" office:value="0.05445" calcext:value-type="float">
            <text:p>0.05445</text:p>
          </table:table-cell>
          <table:table-cell table:formula="of:=[.D71]/[.E71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[.A72]*[.B72]"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72]^2/[.E72]" office:value-type="float" office:value="0.01089" calcext:value-type="float">
            <text:p>0.01089</text:p>
          </table:table-cell>
          <table:table-cell table:formula="of:=[.F72]/[.C72]" office:value-type="float" office:value="0.04356" calcext:value-type="float">
            <text:p>0.04356</text:p>
          </table:table-cell>
          <table:table-cell table:formula="of:=[.D72]/[.E72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A73]*[.B73]"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73]^2/[.E73]" office:value-type="float" office:value="0.01089" calcext:value-type="float">
            <text:p>0.01089</text:p>
          </table:table-cell>
          <table:table-cell table:formula="of:=[.F73]/[.C73]" office:value-type="float" office:value="0.0363" calcext:value-type="float">
            <text:p>0.0363</text:p>
          </table:table-cell>
          <table:table-cell table:formula="of:=[.D73]/[.E73]" office:value-type="float" office:value="0.0033" calcext:value-type="float">
            <text:p>0.00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6">00/00/0000</text:date>, <text:time style:data-style-name="N2" text:time-value="16:21:48.679999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1:38:10.472381920</meta:creation-date>
    <dc:date>2017-10-06T16:25:36.885936898</dc:date>
    <meta:editing-duration>PT15M40S</meta:editing-duration>
    <meta:editing-cycles>6</meta:editing-cycles>
    <meta:generator>LibreOffice/5.4.1.2.0$Linux_X86_64 LibreOffice_project/40m0$Build-2</meta:generator>
    <meta:document-statistic meta:table-count="1" meta:cell-count="4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29cm" svg:height="13.574cm" xlink:href=".." xlink:type="simple" chart:class="chart:bar" chart:column-mapping="0" chart:style-name="ch1">
        <chart:legend chart:legend-position="end" svg:x="15.754cm" svg:y="6.239cm" style:legend-expansion="high" chart:style-name="ch2"/>
        <chart:plot-area chart:style-name="ch3" table:cell-range-address="Sheet1.K4:Sheet1.M7" chart:data-source-has-labels="both" svg:x="0.39cm" svg:y="0.325cm" svg:width="15.025cm" svg:height="12.582cm">
          <chartooo:coordinate-region svg:x="1.382cm" svg:y="0.524cm" svg:width="14.033cm" svg:height="12.184cm"/>
          <chart:axis chart:dimension="x" chart:name="primary-x" chart:style-name="ch4" chartooo:axis-type="auto">
            <chartooo:date-scale/>
            <chart:categories table:cell-range-address="Sheet1.M4:Sheet1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5:Sheet1.K7" chart:label-cell-address="Sheet1.K4:Sheet1.K4" chart:class="chart:bar">
            <chart:data-point chart:repeated="3"/>
          </chart:series>
          <chart:series chart:style-name="ch8" chart:values-cell-range-address="Sheet1.L5:Sheet1.L7" chart:label-cell-address="Sheet1.L4:Sheet1.L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 (47uH)</text:p>
                <draw:g>
                  <svg:desc>Sheet1.K4:Sheet1.K4</svg:desc>
                </draw:g>
              </table:table-cell>
              <table:table-cell office:value-type="string">
                <text:p>Eff (94uH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4:Sheet1.M7</svg:desc>
                </draw:g>
              </table:table-cell>
              <table:table-cell office:value-type="float" office:value="0.0686716993238553">
                <text:p>0.0686716993238553</text:p>
                <draw:g>
                  <svg:desc>Sheet1.K5:Sheet1.K7</svg:desc>
                </draw:g>
              </table:table-cell>
              <table:table-cell office:value-type="float" office:value="0.242710193492143">
                <text:p>0.242710193492143</text:p>
                <draw:g>
                  <svg:desc>Sheet1.L5:Sheet1.L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3935971415214">
                <text:p>0.073935971415214</text:p>
              </table:table-cell>
              <table:table-cell office:value-type="float" office:value="0.189867040472222">
                <text:p>0.18986704047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949867073248">
                <text:p>0.386949867073248</text:p>
              </table:table-cell>
              <table:table-cell office:value-type="float" office:value="0.17797764924411">
                <text:p>0.17797764924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